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70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9/08/2017</text:date>, <text:time>23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08T23:53:40</dc:date>
    <meta:editing-duration>P16DT4H56M27S</meta:editing-duration>
    <meta:editing-cycles>583</meta:editing-cycles>
    <meta:generator>OpenOffice/4.1.2$Win32 OpenOffice.org_project/412m3$Build-9782</meta:generator>
    <meta:document-statistic meta:table-count="12" meta:cell-count="4414" meta:object-count="0"/>
  </office:meta>
</office:document-meta>
</file>